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72" table:default-cell-style-name="ce1"/>
        <table:table-row table:style-name="ro1">
          <table:table-cell table:style-name="ce1"/>
          <table:table-cell office:value-type="string" table:style-name="ce1">
            <text:p>max.igény</text:p>
          </table:table-cell>
          <table:table-cell table:number-columns-repeated="3" table:style-name="ce1"/>
          <table:table-cell office:value-type="string" table:style-name="ce1">
            <text:p>foglal</text:p>
          </table:table-cell>
          <table:table-cell table:number-columns-repeated="3" table:style-name="ce1"/>
          <table:table-cell office:value-type="string" table:style-name="ce1">
            <text:p>kielégitési igenyek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table:style-name="ce1"/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foglaltak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összes erőforrás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zabad erőforrások szám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készlet igény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-4" table:style-name="ce1">
            <text:p>-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string" table:style-name="ce1">
            <text:p>P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1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4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Urbán Olivér</dc:creator>
    <meta:creation-date>2022-04-11T12:14:21Z</meta:creation-date>
    <dc:date>2022-04-12T16:52:16Z</dc:date>
    <meta:editing-cycles>5</meta:editing-cycles>
    <meta:editing-duration>PT677S</meta:editing-duration>
  </office:meta>
</office:document-meta>
</file>